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9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3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ffffff" style:font-name="Arial" fo:font-size="28pt" fo:text-shadow="1pt 1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Segoe UI Semibold" fo:font-size="32pt" fo:text-shadow="none" style:font-size-asian="32pt" style:font-size-complex="32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600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6" style:family="text">
      <style:text-properties fo:color="#000000" style:font-name="Segoe UI Semibold" fo:font-size="32pt" fo:text-shadow="none" fo:font-weight="normal" style:font-name-asian="Segoe UI1" style:font-size-asian="32pt" style:font-weight-asian="normal" style:font-name-complex="Segoe UI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778cm" svg:y="1.016cm">
          <draw:text-box>
            <text:p text:style-name="P1"><text:span text:style-name="T1">Old Testament Reading</text:span></text:p>
            <text:p text:style-name="P1"><text:span text:style-name="T2">Ezekiel 18:1–4, 25–3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892cm" svg:height="7.766cm" svg:x="1.778cm" svg:y="1.016cm">
          <draw:text-box>
            <text:p text:style-name="P4"><text:span text:style-name="T3">1</text:span><text:span text:style-name="T4">The word of the LORD came to me: </text:span><text:span text:style-name="T5">2</text:span><text:span text:style-name="T4">“What do you mean by repeating this proverb concerning the land of Israel, ‘The fathers have eaten sour grapes, and the children’s teeth are set on edge’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4.892cm" svg:height="7.766cm" svg:x="1.778cm" svg:y="1.016cm">
          <draw:text-box>
            <text:p text:style-name="P4"><text:span text:style-name="T5">3</text:span><text:span text:style-name="T4">As I live, declares the Lord GOD, this proverb shall no more be used by you in Israel. </text:span><text:span text:style-name="T5">4</text:span><text:span text:style-name="T4">Behold, all souls are mine; the soul of the father as well as the soul of the son is mine: the soul who sins shall di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6" draw:layer="layout" svg:width="24.872cm" svg:height="4.826cm" svg:x="1.524cm" svg:y="1.016cm">
          <draw:text-box>
            <text:p text:style-name="P4"><text:span text:style-name="T5">25</text:span><text:span text:style-name="T4">“Yet you say, ‘The way of the Lord is not just.’ Hear now, O house of Israel: Is my way not just? Is it not your ways that are not jus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6" draw:layer="layout" svg:width="24.892cm" svg:height="4.76cm" svg:x="1.502cm" svg:y="0.993cm">
          <draw:text-box>
            <text:p text:style-name="P4"><text:span text:style-name="T5">26</text:span><text:span text:style-name="T4">When a righteous person turns away from his righteousness and does injustice, he shall die for it; for the injustice that he has done he shall di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6" draw:layer="layout" svg:width="25.4cm" svg:height="5.08cm" svg:x="1.27cm" svg:y="1.016cm">
          <draw:text-box>
            <text:p text:style-name="P4"><text:span text:style-name="T5">27</text:span><text:span text:style-name="T4">Again, when a wicked person turns away from the wickedness he has committed and does what is just and right, he shall save his l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6" draw:layer="layout" svg:width="24.638cm" svg:height="4.826cm" svg:x="1.687cm" svg:y="0.736cm">
          <draw:text-box>
            <text:p text:style-name="P4"><text:span text:style-name="T5">28</text:span><text:span text:style-name="T4">Because he considered and turned away from all the transgressions that he had committed, he shall surely live; he shall not di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6" draw:layer="layout" svg:width="24.638cm" svg:height="5.08cm" svg:x="1.778cm" svg:y="0.762cm">
          <draw:text-box>
            <text:p text:style-name="P4"><text:span text:style-name="T5">29</text:span><text:span text:style-name="T4">Yet the house of Israel says, ‘The way of the Lord is not just.’ O house of Israel, are my ways not just? Is it not your ways that are not just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6" draw:layer="layout" svg:width="24.638cm" svg:height="6.263cm" svg:x="1.618cm" svg:y="0.854cm">
          <draw:text-box>
            <text:p text:style-name="P4"><text:span text:style-name="T5">30</text:span><text:span text:style-name="T4">“Therefore I will judge you, O house of Israel, every one according to his ways, declares the Lord GOD. </text:span><text:span text:style-name="T4">Repent and turn from all your transgressions, lest iniquity be your ru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7" draw:text-style-name="P6" draw:layer="layout" svg:width="24.638cm" svg:height="7.366cm" svg:x="2.032cm" svg:y="1.016cm">
          <draw:text-box>
            <text:p text:style-name="P4"><text:span text:style-name="T5">31</text:span><text:span text:style-name="T4">Cast away from you all the transgressions that you have committed, and make yourselves a new heart and a new spirit! </text:span><text:span text:style-name="T4">Why will you die, O house of Israel? </text:span><text:span text:style-name="T4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9" draw:layer="layout" svg:width="24.638cm" svg:height="6.283cm" svg:x="2.032cm" svg:y="1.016cm">
          <draw:text-box>
            <text:p text:style-name="P8"><text:span text:style-name="T5">32</text:span><text:span text:style-name="T4">For I have no pleasure in the death of anyone, declares the Lord GOD; so turn, and live.”</text:span></text:p>
            <text:p text:style-name="P8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27T14:27:58.335000000</meta:creation-date>
    <dc:date>2017-09-28T20:48:11.745000000</dc:date>
    <meta:editing-duration>PT12M19S</meta:editing-duration>
    <meta:editing-cycles>4</meta:editing-cycles>
    <meta:generator>LibreOffice/5.4.1.2$Windows_X86_64 LibreOffice_project/ea7cb86e6eeb2bf3a5af73a8f7777ac570321527</meta:generator>
    <meta:document-statistic meta:object-count="54"/>
  </office:meta>
</office:document-meta>
</file>